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ato-Bold" svg:font-family="Lato-Bold" style:font-family-generic="swiss"/>
    <style:font-face style:name="Lato-Regular" svg:font-family="Lato-Regular" style:font-family-generic="swiss"/>
    <style:font-face style:name="SymbolMT" svg:font-family="Symbo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9mm"/>
    </style:style>
    <style:style style:name="co3" style:family="table-column">
      <style:table-column-properties fo:break-before="auto" style:column-width="120.79mm"/>
    </style:style>
    <style:style style:name="co4" style:family="table-column">
      <style:table-column-properties fo:break-before="auto" style:column-width="40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ro3" style:family="table-row">
      <style:table-row-properties style:row-height="5.1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6.17mm" fo:break-before="auto" style:use-optimal-row-height="true"/>
    </style:style>
    <style:style style:name="ro6" style:family="table-row">
      <style:table-row-properties style:row-height="4.89mm" fo:break-before="auto" style:use-optimal-row-height="true"/>
    </style:style>
    <style:style style:name="ro7" style:family="table-row">
      <style:table-row-properties style:row-height="5.93mm" fo:break-before="auto" style:use-optimal-row-height="true"/>
    </style:style>
    <style:style style:name="ro8" style:family="table-row">
      <style:table-row-properties style:row-height="4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at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ato-Regular" style:font-size-asian="11pt" style:language-asian="none" style:country-asian="none" style:font-style-asian="normal" style:font-weight-asian="normal" style:font-name-complex="Lat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fo:font-size="11pt" fo:language="none" fo:country="none" fo:font-style="normal" fo:text-shadow="none" style:text-underline-style="none" style:text-underline-mode="continuous" style:text-overline-mode="continuous" style:text-line-through-mode="continuous" style:font-size-asian="11pt" style:language-asian="none" style:country-asian="none" style:font-style-asian="normal" style:font-size-complex="11pt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ato-Bold" fo:font-size="11pt" fo:font-weight="bold" fo:font-style="normal" style:font-name-asian="Lato-Bold" style:font-name-complex="Lato-Bold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Lato-Regular" fo:font-size="11pt" fo:font-weight="normal" fo:font-style="normal" style:font-name-asian="Lato-Regular" style:font-name-complex="Lato-Regular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fo:font-style="normal" style:font-size-asian="11pt" style:font-size-complex="11pt" style:font-weight-asian="normal" style:font-weight-complex="normal" style:font-style-asian="normal" style:font-style-complex="normal" style:font-name="Lato-Regular" style:font-name-asian="Lato-Regular" style:font-name-complex="Lato-Regular"/>
    </style:style>
    <style:style style:name="T4" style:family="text">
      <style:text-properties fo:color="#000000" fo:font-size="11pt" fo:font-style="normal" style:font-size-asian="11pt" style:font-size-complex="11pt" style:font-style-asian="normal" style:font-style-complex="normal" style:font-name="Lato-Bold" fo:font-weight="bold" style:font-name-asian="Lato-Bold" style:font-name-complex="Lato-Bold" style:font-weight-asian="bold" style:font-weight-complex="bold"/>
    </style:style>
    <style:style style:name="T5" style:family="text">
      <style:text-properties fo:font-size="11pt" fo:font-weight="normal" fo:font-style="normal" style:font-size-asian="11pt" style:font-size-complex="11pt" style:font-weight-asian="normal" style:font-weight-complex="normal" style:font-style-asian="normal" style:font-style-complex="normal" style:font-name="Lato-Regular" style:font-name-asian="Lato-Regular" style:font-name-complex="Lato-Regula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ackLog</text:p>
          </table:table-cell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ioridad</text:p>
          </table:table-cell>
          <table:table-cell/>
          <table:table-cell table:style-name="Default" office:value-type="string" calcext:value-type="string">
            <text:p>Tema</text:p>
          </table:table-cell>
          <table:table-cell office:value-type="string" calcext:value-type="string">
            <text:p>Practic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 <text:span text:style-name="T1">BLOQUE 1</text:span></text:p>
          </table:table-cell>
          <table:table-cell table:style-name="Default"/>
          <table:table-cell office:value-type="string" calcext:value-type="string">
            <text:p>App con microservicios: Gestion usuarios, temas, noticias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 <text:span text:style-name="T2">(Spring Data (JPA, Hibernate) </text:span></text:p>
          </table:table-cell>
          <table:table-cell office:value-type="string" calcext:value-type="string">
            <text:p>BB.DD Usuarios <text:s/>+ temas</text:p>
          </table:table-cell>
          <table:table-cell office:value-type="string" calcext:value-type="string">
            <text:p>BD Noticias</text:p>
          </table:table-cell>
        </table:table-row>
        <table:table-row table:style-name="ro4">
          <table:table-cell table:number-columns-repeated="2"/>
          <table:table-cell table:style-name="ce2" office:value-type="string" calcext:value-type="string">
            <text:p>Spring Batch</text:p>
          </table:table-cell>
          <table:table-cell/>
          <table:table-cell office:value-type="string" calcext:value-type="string">
            <text:p>Carga de noticas por ficheros (XML, CSV)</text:p>
          </table:table-cell>
        </table:table-row>
        <table:table-row table:style-name="ro5">
          <table:table-cell/>
          <table:table-cell table:style-name="ce1" office:value-type="string" calcext:value-type="string">
            <text:p> <text:span text:style-name="T1">BLOQUE 2 - Pipeline CI</text:span></text:p>
          </table:table-cell>
          <table:table-cell table:style-name="Default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 <text:span text:style-name="T2">CVS's (Git)</text:span></text:p>
          </table:table-cell>
          <table:table-cell office:value-type="string" calcext:value-type="string">
            <text:p>Practica individu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do el desarrollo sobre Git</text:p>
          </table:table-cell>
          <table:table-cell/>
        </table:table-row>
        <table:table-row table:style-name="ro4">
          <table:table-cell table:number-columns-repeated="2"/>
          <table:table-cell table:style-name="ce2" office:value-type="string" calcext:value-type="string">
            <text:p>Herramientas Deploy (Jenkins / OpenShift) </text:p>
          </table:table-cell>
          <table:table-cell office:value-type="string" calcext:value-type="string">
            <text:p>Pruebas Unitarias: Metodología TDD</text:p>
          </table:table-cell>
          <table:table-cell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3">Vulnerabilidades y Analizadores código estático </text:span><text:span text:style-name="T4">(Sonar y Kiuwan)</text:span></text:p>
          </table:table-cell>
          <table:table-cell office:value-type="string" calcext:value-type="string">
            <text:p>Configurarlo e revisando a lo largo del desarrollo</text:p>
          </table:table-cell>
          <table:table-cell/>
        </table:table-row>
        <table:table-row table:style-name="ro7">
          <table:table-cell/>
          <table:table-cell table:style-name="ce1" office:value-type="string" calcext:value-type="string">
            <text:p> <text:span text:style-name="T1">BLOQUE 3 – Microservicios</text:span></text:p>
          </table:table-cell>
          <table:table-cell table:style-name="Default"/>
          <table:table-cell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 <text:span text:style-name="T2">Spring Boot – Starters - </text:span>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4" office:value-type="string" calcext:value-type="string">
            <text:p><text:span text:style-name="T5">Microservicios Java con Patrones </text:span></text:p>
          </table:table-cell>
          <table:table-cell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 P<text:span text:style-name="T2">ruebas con Postman, </text:span></text:p>
          </table:table-cell>
          <table:table-cell office:value-type="string" calcext:value-type="string">
            <text:p>Buff, que rollo</text:p>
          </table:table-cell>
          <table:table-cell/>
        </table:table-row>
        <table:table-row table:style-name="ro4">
          <table:table-cell table:number-columns-repeated="2"/>
          <table:table-cell table:style-name="ce2" office:value-type="string" calcext:value-type="string">
            <text:p>Selenium</text:p>
          </table:table-cell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 <text:span text:style-name="T1">BLOQUE 4 - API’s</text:span></text:p>
          </table:table-cell>
          <table:table-cell table:style-name="ce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 <text:span text:style-name="T2">API Management (Conceptos y herramientas)</text:span></text:p>
          </table:table-cell>
          <table:table-cell office:value-type="string" calcext:value-type="string">
            <text:p>Microservicio de usuarios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 <text:span text:style-name="T2">API Management (Conceptos y herramientas)</text:span></text:p>
          </table:table-cell>
          <table:table-cell office:value-type="string" calcext:value-type="string">
            <text:p>Microservicio tem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arios microsrv de noticias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 <text:span text:style-name="T1">BLOQUE 5 - Front-End</text:span></text:p>
          </table:table-cell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ce2" office:value-type="string" calcext:value-type="string">
            <text:p>Typescript</text:p>
          </table:table-cell>
          <table:table-cell office:value-type="string" calcext:value-type="string">
            <text:p>SPA con gestion de usuarios y de temas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 <text:span text:style-name="T2">Angular 2 (7)</text:span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ato-Bold" svg:font-family="Lato-Bold" style:font-family-generic="swiss"/>
    <style:font-face style:name="Lato-Regular" svg:font-family="Lato-Regular" style:font-family-generic="swiss"/>
    <style:font-face style:name="SymbolMT" svg:font-family="Symbo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5:15:39.887000000</meta:creation-date>
    <dc:date>2019-12-13T16:50:59.195000000</dc:date>
    <meta:editing-duration>PT1H3M48S</meta:editing-duration>
    <meta:editing-cycles>1</meta:editing-cycles>
    <meta:document-statistic meta:table-count="1" meta:cell-count="36" meta:object-count="0"/>
    <meta:generator>LibreOffice/6.2.1.2$Windows_X86_64 LibreOffice_project/7bcb35dc3024a62dea0caee87020152d1ee96e71</meta:generator>
  </office:meta>
</office:document-meta>
</file>